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OpenSSH Full Guide – Everything you need to get started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Learn Linux TV – 12/18/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hat is openssh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remote management tools that give you secure access over an unsecure network to run commands on another machine.</text:span></text:p>
              </text:list-item>
              <text:list-item>
                <text:p><text:span text:style-name="T1">Closest to a standard for remote access we have in the Linux Community</text:span></text:p>
              </text:list-item>
              <text:list-item>
                <text:p><text:span text:style-name="T1">A full suite of utilities, the most important of which are the server and client componen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Connecting to a server via OpenSSH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sh </text:span><text:span text:style-name="T1"><text:a xlink:href="mailto:root@172.105.7.26" xlink:type="simple">root@172.105.7.26</text:a></text:span></text:p>
                <text:list>
                  <text:list-item>
                    <text:p><text:span text:style-name="T1">If connecting to the server for the first time a key finger print is displayed.</text:span></text:p>
                    <text:list>
                      <text:list-item>
                        <text:p><text:span text:style-name="T1">Asking : Are you sure you want to connect.</text:span></text:p>
                      </text:list-item>
                    </text:list>
                  </text:list-item>
                  <text:list-item>
                    <text:p><text:span text:style-name="T1">connected to the server</text:span></text:p>
                  </text:list-item>
                </text:list>
              </text:list-item>
              <text:list-item>
                <text:p><text:span text:style-name="T1">File known_host</text:span></text:p>
                <text:list>
                  <text:list-item>
                    <text:p><text:span text:style-name="T1">contains the fingerprint of the machines connected to </text:span></text:p>
                  </text:list-item>
                  <text:list-item>
                    <text:p><text:span text:style-name="T1">keep track of the servers connected to</text:span></text:p>
                  </text:list-item>
                  <text:list-item>
                    <text:p><text:span text:style-name="T1">help you to avoid a man in the middle attack since the fingerprint is unique to the machine</text:span></text:p>
                    <text:list>
                      <text:list-item>
                        <text:p><text:span text:style-name="T1">If the machine changes, but the ip address is the same then the finger print will be display again which should be a red flag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y might you get a connection refused</text:span></text:p>
                <text:list>
                  <text:list-item>
                    <text:p><text:span text:style-name="T1">Your ssh service was down</text:span></text:p>
                  </text:list-item>
                  <text:list-item>
                    <text:p><text:span text:style-name="T1">Might be down because : Unexpected traffic spikes, DDOS, Resource outgae</text:span></text:p>
                    <text:list>
                      <text:list-item>
                        <text:p><text:span text:style-name="T1">Fixed by start the sshd daem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figuring the Openssh Client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membering an ip address is hard to do</text:span></text:p>
                <text:list>
                  <text:list-item>
                    <text:p><text:span text:style-name="T1">fix: Create a file in .ssh config </text:span></text:p>
                    <text:list>
                      <text:list-item>
                        <text:p><text:span text:style-name="T1">Add to the file – can have multiple hosts</text:span></text:p>
                        <text:list>
                          <text:list-item>
                            <text:p><text:span text:style-name="T1">Host myserver </text:span></text:p>
                            <text:list>
                              <text:list-item>
                                <text:p><text:span text:style-name="T1">Hostname 172.105.7.26</text:span></text:p>
                              </text:list-item>
                              <text:list-item>
                                <text:p><text:span text:style-name="T1">Port 22</text:span></text:p>
                              </text:list-item>
                              <text:list-item>
                                <text:p><text:span text:style-name="T1">User root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sh myserver is the same as ssh </text:span><text:span text:style-name="T1"><text:a xlink:href="mailto:root@172.105.7.26" xlink:type="simple">root@172.105.7.26</text:a>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Using Public/Private Key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SH allows use to use a key to connect</text:span></text:p>
              </text:list-item>
              <text:list-item>
                <text:p><text:span text:style-name="T1">Downside – If we don’t have the key then it will ask for the password ( by default can be disabled )</text:span></text:p>
              </text:list-item>
              <text:list-item>
                <text:p><text:span text:style-name="T1">ssh-keygen --Generate a brand new key</text:span></text:p>
                <text:list>
                  <text:list-item>
                    <text:p><text:span text:style-name="T1">Don’t overwrite the key</text:span></text:p>
                  </text:list-item>
                  <text:list-item>
                    <text:p><text:span text:style-name="T1">Create two files ( id_rsa, id_rsa.pub ) </text:span><text:span text:style-name="T1"><text:tab/></text:span><text:span text:style-name="T1"><text:tab/></text:span><text:span text:style-name="T1">// Creates a private/public key</text:span></text:p>
                    <text:list>
                      <text:list-item>
                        <text:p><text:span text:style-name="T1">Public key is verified against a private key</text:span></text:p>
                      </text:list-item>
                      <text:list-item>
                        <text:p><text:span text:style-name="T1">Do not show private key. <text:s/>If the key leaks then add a new key.</text:span></text:p>
                      </text:list-item>
                    </text:list>
                  </text:list-item>
                  <text:list-item>
                    <text:p><text:span text:style-name="T1">Passphrase – If the key fells into the wrong hands it is encrypted until the password is entered</text:span></text:p>
                  </text:list-item>
                  <text:list-item>
                    <text:p><text:span text:style-name="T1">ssh-keygen -t ed25519</text:span><text:span text:style-name="T1"><text:tab/></text:span><text:span text:style-name="T1"><text:tab/></text:span><text:span text:style-name="T1"><text:tab/></text:span></text:p>
                    <text:list>
                      <text:list-item>
                        <text:p><text:span text:style-name="T1">-t – which encryption to use</text:span></text:p>
                      </text:list-item>
                      <text:list-item>
                        <text:p><text:span text:style-name="T1">ed25519 more secure than RSA and the public key is going to be shorter</text:span></text:p>
                      </text:list-item>
                    </text:list>
                  </text:list-item>
                  <text:list-item>
                    <text:p><text:span text:style-name="T2">-C and “&lt;comment&gt;” and the default is u</text:span><text:span text:style-name="T1">sername @ machine name</text:span></text:p>
                  </text:list-item>
                </text:list>
              </text:list-item>
              <text:list-item>
                <text:p><text:span text:style-name="T1">Next step is to copy the public to the remote server and copy to .ssh/authorized_keys</text:span></text:p>
                <text:list>
                  <text:list-item>
                    <text:p><text:span text:style-name="T1">Each line has one key.</text:span></text:p>
                  </text:list-item>
                  <text:list-item>
                    <text:p><text:span text:style-name="T1">ssh-copy-id -i ~/ssh/&lt;name of key with public file ( extension .pub) to </text:span><text:span text:style-name="T1"><text:a xlink:href="mailto:user@ip" xlink:type="simple">user@ip</text:a></text:span></text:p>
                    <text:list>
                      <text:list-item>
                        <text:p><text:span text:style-name="T1">-i – identity file or file with public key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Using Public/Private Key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sh -i ~/.ssh/acme_id_ed25519 </text:span><text:span text:style-name="T1"><text:a xlink:href="mailto:root@172.105.7.26" xlink:type="simple">root@172.105.7.26</text:a></text:span><text:span text:style-name="T1"><text:s/></text:span></text:p>
                <text:list>
                  <text:list-item>
                    <text:p><text:span text:style-name="T1">From the user’s machine select the specific key</text:span></text:p>
                  </text:list-item>
                </text:list>
              </text:list-item>
              <text:list-item>
                <text:p><text:span text:style-name="T1">Enter the passphrase one time and have It connect to the machine</text:span></text:p>
                <text:list>
                  <text:list-item>
                    <text:p><text:span text:style-name="T1">determine if terminal has ssh-agent : eval “$(ssh-agent)” then ps aux <text:s/>| grep ssh-agent</text:span></text:p>
                    <text:list>
                      <text:list-item>
                        <text:p><text:span text:style-name="T1">starts the ssh-agent when the key is cached.</text:span></text:p>
                      </text:list-item>
                      <text:list-item>
                        <text:p><text:span text:style-name="T1">ssh-agent is gone when terminal is closed</text:span></text:p>
                      </text:list-item>
                    </text:list>
                  </text:list-item>
                  <text:list-item>
                    <text:p><text:span text:style-name="T1">ssh-add ~/.ssh/&lt;private-key&gt;</text:span></text:p>
                  </text:list-item>
                </text:list>
              </text:list-item>
              <text:list-item>
                <text:p><text:span text:style-name="T1">Bastion server</text:span></text:p>
                <text:list>
                  <text:list-item>
                    <text:p><text:span text:style-name="T1">bastion server – Only server that accepts SSH connections from the outside.</text:span></text:p>
                  </text:list-item>
                  <text:list-item>
                    <text:p><text:span text:style-name="T1">User will connect to the bastion first and then make another SSH connection to and from the bastion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naging SSH Key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f you have a bunch of keys and don’t tell ssh which key to use then it might try all of them and could lock you out of the serv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SH Server Configuration</text:p>
          </draw:text-box>
        </draw:frame>
        <draw:frame presentation:style-name="pr5" draw:text-style-name="P3" draw:layer="layout" svg:width="27.686cm" svg:height="12.065cm" svg:x="0cm" svg:y="3.685cm" presentation:class="outline" presentation:user-transformed="true">
          <draw:text-box draw:corner-radius="25.27cm">
            <text:list text:style-name="L2">
              <text:list-item>
                <text:p><text:span text:style-name="T1">When you stop the SSH Daemon <text:s/>the current connections will be still connected</text:span></text:p>
              </text:list-item>
              <text:list-item>
                <text:p><text:span text:style-name="T1">Files ending with key are used for the fingerprint and if you delete them and reconnect to the server you will not be able to</text:span></text:p>
                <text:list>
                  <text:list-item>
                    <text:p><text:span text:style-name="T1">If an image of the server is created the keys should be regenerated for the different host name</text:span></text:p>
                  </text:list-item>
                  <text:list-item>
                    <text:p><text:span text:style-name="T1">If you get a prompt that the key don’t match it ( different ip address etc ) then ssh thinks it is man in the middle attack</text:span></text:p>
                  </text:list-item>
                </text:list>
              </text:list-item>
              <text:list-item>
                <text:p><text:span text:style-name="T1">sshd_config</text:span></text:p>
                <text:list>
                  <text:list-item>
                    <text:p><text:span text:style-name="T1">configure the ssh daemon</text:span></text:p>
                  </text:list-item>
                  <text:list-item>
                    <text:p><text:span text:style-name="T1">Configuration Options</text:span></text:p>
                    <text:list>
                      <text:list-item>
                        <text:p><text:span text:style-name="T1">Por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Changing the port number helps with security ( we have bots now )</text:span></text:p>
                      </text:list-item>
                      <text:list-item>
                        <text:p><text:span text:style-name="T1">PermitRootLogin</text:span><text:span text:style-name="T1"><text:tab/></text:span><text:span text:style-name="T1">yes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Want to set no if you have an user that can log into root for security reasons</text:span></text:p>
                      </text:list-item>
                      <text:list-item>
                        <text:p><text:span text:style-name="T1">PasswordAuthentication no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Must have an ssh key setup</text:span></text:p>
                        <text:list>
                          <text:list-item>
                            <text:p><text:span text:style-name="T1">Highly recommend disabling for security reas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sh_config – global client config files </text:span></text:p>
                <text:list>
                  <text:list-item>
                    <text:p><text:span text:style-name="T1">Your local will configure the service</text:span></text:p>
                  </text:list-item>
                </text:list>
              </text:list-item>
              <text:list-item>
                <text:p><text:span text:style-name="T1">Keep the original connection running while testing the changes ( don’t want to disconnection session since the test might show some sort of error )</text:span></text:p>
                <text:list>
                  <text:list-item>
                    <text:p><text:span text:style-name="T1">Open a new tab</text:span></text:p>
                  </text:list-item>
                  <text:list-item>
                    <text:p><text:span text:style-name="T1">ssh -p 2222 root@172.105.7.2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rouble Shooting</text:p>
          </draw:text-box>
        </draw:frame>
        <draw:frame presentation:style-name="pr5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timeout message could mean port 22 is not listening on the remote end or the firewall is blocking the port</text:span></text:p>
              </text:list-item>
              <text:list-item>
                <text:p><text:span text:style-name="T1">A timeout is no response</text:span></text:p>
              </text:list-item>
              <text:list-item>
                <text:p><text:span text:style-name="T1">Common Errors</text:span></text:p>
                <text:list>
                  <text:list-item>
                    <text:p><text:span text:style-name="T1">Invalid Permissions ( verify for the both server and client ) </text:span><text:span text:style-name="T1"><text:tab/></text:span></text:p>
                    <text:list>
                      <text:list-item>
                        <text:p><text:span text:style-name="T1">.ssh has to have permissions for the user only.</text:span></text:p>
                        <text:list>
                          <text:list-item>
                            <text:p><text:span text:style-name="T1">SSH will not trust a folder open and writable to everybody</text:span></text:p>
                          </text:list-item>
                        </text:list>
                      </text:list-item>
                      <text:list-item>
                        <text:p><text:span text:style-name="T1">The public worlds are readable by everybody </text:span><text:span text:style-name="T1"><text:tab/></text:span></text:p>
                      </text:list-item>
                      <text:list-item>
                        <text:p><text:span text:style-name="T1">The private keys are readable and writable only by owner of the private key</text:span></text:p>
                      </text:list-item>
                    </text:list>
                  </text:list-item>
                  <text:list-item>
                    <text:p><text:span text:style-name="T1">log files</text:span></text:p>
                    <text:list>
                      <text:list-item>
                        <text:p><text:span text:style-name="T1">/var/log </text:span><text:span text:style-name="T1"><text:tab/></text:span><text:span text:style-name="T1"><text:tab/></text:span><text:span text:style-name="T1">The filename might be auth.log and/or secur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4-11T20:37:56.986715225</meta:creation-date>
    <dc:date>2023-05-08T10:33:19.496800693</dc:date>
    <meta:editing-duration>P10DT20H43M54S</meta:editing-duration>
    <meta:editing-cycles>4</meta:editing-cycles>
    <meta:generator>LibreOffice/6.3.4.2$MacOSX_X86_64 LibreOffice_project/60da17e045e08f1793c57c00ba83cdfce946d0aa</meta:generator>
    <meta:document-statistic meta:object-count="57"/>
  </office:meta>
</office:document-meta>
</file>